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399cm" table:align="left" style:writing-mode="page"/>
    </style:style>
    <style:style style:name="Tabelle5.A" style:family="table-column">
      <style:table-column-properties style:column-width="2.91cm"/>
    </style:style>
    <style:style style:name="Tabelle5.B" style:family="table-column">
      <style:table-column-properties style:column-width="13.488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89d4b" officeooo:paragraph-rsid="00189d4b"/>
    </style:style>
    <style:style style:name="P9" style:family="paragraph" style:parent-style-name="Text_20_body">
      <style:text-properties officeooo:rsid="001ab417" officeooo:paragraph-rsid="001ab417"/>
    </style:style>
    <style:style style:name="P10" style:family="paragraph" style:parent-style-name="Text_20_body">
      <style:text-properties officeooo:rsid="001d102e" officeooo:paragraph-rsid="001d102e"/>
    </style:style>
    <style:style style:name="P11" style:family="paragraph" style:parent-style-name="Text_20_body">
      <style:text-properties officeooo:rsid="0024346d" officeooo:paragraph-rsid="0024346d"/>
    </style:style>
    <style:style style:name="P12" style:family="paragraph" style:parent-style-name="Text_20_body">
      <style:text-properties officeooo:rsid="00248106" officeooo:paragraph-rsid="00248106"/>
    </style:style>
    <style:style style:name="P13" style:family="paragraph" style:parent-style-name="Text_20_body">
      <style:text-properties officeooo:rsid="002b1ca5" officeooo:paragraph-rsid="002b1ca5"/>
    </style:style>
    <style:style style:name="P14" style:family="paragraph" style:parent-style-name="Text_20_body">
      <style:text-properties officeooo:rsid="00328303" officeooo:paragraph-rsid="00328303"/>
    </style:style>
    <style:style style:name="P15" style:family="paragraph" style:parent-style-name="Text_20_body">
      <style:text-properties officeooo:rsid="003514f4" officeooo:paragraph-rsid="003a79a2"/>
    </style:style>
    <style:style style:name="P16" style:family="paragraph" style:parent-style-name="Text_20_body">
      <style:text-properties officeooo:rsid="003885eb" officeooo:paragraph-rsid="003885eb"/>
    </style:style>
    <style:style style:name="P17" style:family="paragraph" style:parent-style-name="Text_20_body">
      <style:text-properties officeooo:rsid="003a683b" officeooo:paragraph-rsid="003a683b"/>
    </style:style>
    <style:style style:name="P18" style:family="paragraph" style:parent-style-name="Text_20_body">
      <style:text-properties officeooo:rsid="004f8917" officeooo:paragraph-rsid="004f8917"/>
    </style:style>
    <style:style style:name="P19" style:family="paragraph" style:parent-style-name="Text_20_body">
      <style:text-properties officeooo:rsid="00553c42" officeooo:paragraph-rsid="00553c42"/>
    </style:style>
    <style:style style:name="P20" style:family="paragraph" style:parent-style-name="Text_20_body">
      <style:text-properties officeooo:rsid="00554cb4" officeooo:paragraph-rsid="00559ef1"/>
    </style:style>
    <style:style style:name="P21" style:family="paragraph" style:parent-style-name="Text_20_body">
      <style:text-properties officeooo:rsid="0061a9b8" officeooo:paragraph-rsid="0061a9b8"/>
    </style:style>
    <style:style style:name="P22" style:family="paragraph" style:parent-style-name="Text_20_body">
      <style:text-properties officeooo:rsid="005abe30" officeooo:paragraph-rsid="005abe30"/>
    </style:style>
    <style:style style:name="P23" style:family="paragraph" style:parent-style-name="Text_20_body">
      <style:text-properties officeooo:rsid="0067c365" officeooo:paragraph-rsid="0067c365"/>
    </style:style>
    <style:style style:name="P24" style:family="paragraph" style:parent-style-name="Text_20_body">
      <style:text-properties officeooo:rsid="007a43b8" officeooo:paragraph-rsid="007a43b8"/>
    </style:style>
    <style:style style:name="P25" style:family="paragraph" style:parent-style-name="Text_20_body">
      <style:text-properties officeooo:rsid="00667fd8" officeooo:paragraph-rsid="00667fd8"/>
    </style:style>
    <style:style style:name="P26" style:family="paragraph" style:parent-style-name="Text_20_body">
      <style:text-properties officeooo:paragraph-rsid="007dec06"/>
    </style:style>
    <style:style style:name="P27" style:family="paragraph" style:parent-style-name="Text_20_body">
      <style:text-properties officeooo:rsid="0067d9ae" officeooo:paragraph-rsid="0067d9ae"/>
    </style:style>
    <style:style style:name="P28" style:family="paragraph" style:parent-style-name="Text_20_body">
      <style:text-properties officeooo:rsid="0080ebda" officeooo:paragraph-rsid="0080ebda"/>
    </style:style>
    <style:style style:name="P29" style:family="paragraph" style:parent-style-name="Table_20_Contents">
      <style:text-properties fo:font-size="11pt"/>
    </style:style>
    <style:style style:name="P30" style:family="paragraph" style:parent-style-name="Table_20_Contents">
      <style:text-properties fo:font-size="11pt" officeooo:rsid="001464a4" officeooo:paragraph-rsid="001464a4"/>
    </style:style>
    <style:style style:name="P31" style:family="paragraph" style:parent-style-name="Table_20_Contents">
      <style:text-properties fo:font-size="11pt" fo:font-weight="bold" officeooo:rsid="0013d4e5" officeooo:paragraph-rsid="0013d4e5" style:font-weight-asian="bold" style:font-weight-complex="bold"/>
    </style:style>
    <style:style style:name="P32" style:family="paragraph" style:parent-style-name="Table_20_Contents">
      <style:text-properties fo:font-size="11pt" fo:font-weight="bold" officeooo:rsid="001ef975" officeooo:paragraph-rsid="001ef975" style:font-weight-asian="bold" style:font-weight-complex="bold"/>
    </style:style>
    <style:style style:name="P33" style:family="paragraph" style:parent-style-name="Table_20_Contents">
      <style:text-properties fo:font-size="11pt" fo:font-weight="bold" officeooo:rsid="0021ed07" officeooo:paragraph-rsid="0021ed07" style:font-weight-asian="bold" style:font-weight-complex="bold"/>
    </style:style>
    <style:style style:name="P34" style:family="paragraph" style:parent-style-name="Table_20_Contents">
      <style:text-properties fo:font-size="11pt" fo:font-weight="bold" officeooo:rsid="0024346d" officeooo:paragraph-rsid="0024346d" style:font-weight-asian="bold" style:font-weight-complex="bold"/>
    </style:style>
    <style:style style:name="P35" style:family="paragraph" style:parent-style-name="Table_20_Contents">
      <style:text-properties fo:font-size="11pt" officeooo:rsid="002b1ca5" officeooo:paragraph-rsid="002b1ca5"/>
    </style:style>
    <style:style style:name="P36" style:family="paragraph" style:parent-style-name="Heading">
      <style:text-properties officeooo:rsid="001ef975" officeooo:paragraph-rsid="001ef975"/>
    </style:style>
    <style:style style:name="P37" style:family="paragraph" style:parent-style-name="Contents_20_1">
      <style:paragraph-properties>
        <style:tab-stops>
          <style:tab-stop style:position="16.501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3">
      <style:paragraph-properties>
        <style:tab-stops>
          <style:tab-stop style:position="16.501cm" style:type="right" style:leader-style="dotted" style:leader-text="."/>
        </style:tab-stops>
      </style:paragraph-properties>
    </style:style>
    <style:style style:name="P40" style:family="paragraph" style:parent-style-name="Contents_20_4">
      <style:paragraph-properties>
        <style:tab-stops>
          <style:tab-stop style:position="16.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6.501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501cm" style:type="right" style:leader-style="dotted" style:leader-text="."/>
        </style:tab-stops>
      </style:paragraph-properties>
    </style:style>
    <style:style style:name="P45" style:family="paragraph" style:parent-style-name="Contents_20_4">
      <style:paragraph-properties>
        <style:tab-stops>
          <style:tab-stop style:position="16.501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1ab417" officeooo:paragraph-rsid="001ab417"/>
    </style:style>
    <style:style style:name="P49" style:family="paragraph" style:parent-style-name="Heading_20_2">
      <style:text-properties officeooo:rsid="001ab417" officeooo:paragraph-rsid="001ab417"/>
    </style:style>
    <style:style style:name="P50" style:family="paragraph" style:parent-style-name="Heading_20_2">
      <style:text-properties officeooo:rsid="001ef975" officeooo:paragraph-rsid="001ef975"/>
    </style:style>
    <style:style style:name="P51" style:family="paragraph" style:parent-style-name="Heading_20_3">
      <style:text-properties officeooo:rsid="002ce773" officeooo:paragraph-rsid="002ce773"/>
    </style:style>
    <style:style style:name="P52" style:family="paragraph" style:parent-style-name="Heading_20_3">
      <style:text-properties officeooo:rsid="007a43b8" officeooo:paragraph-rsid="007a43b8"/>
    </style:style>
    <style:style style:name="P53" style:family="paragraph" style:parent-style-name="Heading_20_4">
      <style:text-properties officeooo:rsid="0080ebda" officeooo:paragraph-rsid="0080ebda"/>
    </style:style>
    <style:style style:name="P54" style:family="paragraph" style:parent-style-name="Heading_20_4">
      <style:text-properties officeooo:rsid="007c7507" officeooo:paragraph-rsid="007c7507"/>
    </style:style>
    <style:style style:name="P55" style:family="paragraph" style:parent-style-name="Text_20_body" style:list-style-name="L1">
      <style:text-properties officeooo:rsid="0024346d" officeooo:paragraph-rsid="0024346d"/>
    </style:style>
    <style:style style:name="P56" style:family="paragraph" style:parent-style-name="Text_20_body" style:list-style-name="L1">
      <style:text-properties officeooo:rsid="00248106" officeooo:paragraph-rsid="00248106"/>
    </style:style>
    <style:style style:name="P57" style:family="paragraph" style:parent-style-name="Text_20_body" style:list-style-name="L2">
      <style:text-properties officeooo:paragraph-rsid="002b1ca5"/>
    </style:style>
    <style:style style:name="P58" style:family="paragraph" style:parent-style-name="Text_20_body" style:list-style-name="L2">
      <style:text-properties officeooo:rsid="002b1ca5" officeooo:paragraph-rsid="002b1ca5"/>
    </style:style>
    <style:style style:name="P59" style:family="paragraph" style:parent-style-name="Text_20_body" style:list-style-name="L2">
      <style:text-properties officeooo:rsid="003096ed" officeooo:paragraph-rsid="003096ed"/>
    </style:style>
    <style:style style:name="P60" style:family="paragraph" style:parent-style-name="Text_20_body" style:list-style-name="L2">
      <style:text-properties officeooo:rsid="003096ed" officeooo:paragraph-rsid="00793622"/>
    </style:style>
    <style:style style:name="P61" style:family="paragraph" style:parent-style-name="Text_20_body" style:list-style-name="L2">
      <style:text-properties officeooo:rsid="00793622" officeooo:paragraph-rsid="00793622"/>
    </style:style>
    <style:style style:name="P62" style:family="paragraph" style:parent-style-name="Text_20_body" style:list-style-name="L3">
      <style:text-properties officeooo:paragraph-rsid="00328303"/>
    </style:style>
    <style:style style:name="P63" style:family="paragraph" style:parent-style-name="Text_20_body" style:list-style-name="L3">
      <style:text-properties officeooo:rsid="00328303" officeooo:paragraph-rsid="00328303"/>
    </style:style>
    <style:style style:name="P64" style:family="paragraph" style:parent-style-name="Text_20_body" style:list-style-name="L3">
      <style:text-properties officeooo:rsid="003514f4" officeooo:paragraph-rsid="003514f4"/>
    </style:style>
    <style:style style:name="P65" style:family="paragraph" style:parent-style-name="Text_20_body" style:list-style-name="L4"/>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89d6a"/>
    </style:style>
    <style:style style:name="T9" style:family="text">
      <style:text-properties officeooo:rsid="00293051"/>
    </style:style>
    <style:style style:name="T10" style:family="text">
      <style:text-properties fo:font-weight="bold" style:font-weight-asian="bold" style:font-weight-complex="bold"/>
    </style:style>
    <style:style style:name="T11" style:family="text">
      <style:text-properties fo:font-weight="bold" officeooo:rsid="002b1ca5" style:font-weight-asian="bold" style:font-weight-complex="bold"/>
    </style:style>
    <style:style style:name="T12" style:family="text">
      <style:text-properties officeooo:rsid="003096ed"/>
    </style:style>
    <style:style style:name="T13" style:family="text">
      <style:text-properties officeooo:rsid="0039ad8d"/>
    </style:style>
    <style:style style:name="T14" style:family="text">
      <style:text-properties officeooo:rsid="00522a22"/>
    </style:style>
    <style:style style:name="T15" style:family="text">
      <style:text-properties officeooo:rsid="0053f712"/>
    </style:style>
    <style:style style:name="T16" style:family="text">
      <style:text-properties officeooo:rsid="00559ef1"/>
    </style:style>
    <style:style style:name="T17" style:family="text">
      <style:text-properties officeooo:rsid="00587a50"/>
    </style:style>
    <style:style style:name="T18" style:family="text">
      <style:text-properties officeooo:rsid="005e2cc9"/>
    </style:style>
    <style:style style:name="T19" style:family="text">
      <style:text-properties officeooo:rsid="005efc77"/>
    </style:style>
    <style:style style:name="T20" style:family="text">
      <style:text-properties officeooo:rsid="00618e6e"/>
    </style:style>
    <style:style style:name="T21" style:family="text">
      <style:text-properties officeooo:rsid="0061a9b8"/>
    </style:style>
    <style:style style:name="T22" style:family="text">
      <style:text-properties officeooo:rsid="006249d5"/>
    </style:style>
    <style:style style:name="T23" style:family="text">
      <style:text-properties officeooo:rsid="0063429e"/>
    </style:style>
    <style:style style:name="T24" style:family="text">
      <style:text-properties officeooo:rsid="00668858"/>
    </style:style>
    <style:style style:name="T25" style:family="text">
      <style:text-properties officeooo:rsid="00692140"/>
    </style:style>
    <style:style style:name="T26" style:family="text">
      <style:text-properties officeooo:rsid="006ae5fe"/>
    </style:style>
    <style:style style:name="T27" style:family="text">
      <style:text-properties officeooo:rsid="006db8a8"/>
    </style:style>
    <style:style style:name="T28" style:family="text">
      <style:text-properties officeooo:rsid="00328303"/>
    </style:style>
    <style:style style:name="T29" style:family="text">
      <style:text-properties style:font-name="Carlito" fo:font-size="11pt" officeooo:rsid="00328303" style:font-size-asian="10.5pt"/>
    </style:style>
    <style:style style:name="T30" style:family="text">
      <style:text-properties style:font-name="Carlito" fo:font-size="11pt" officeooo:rsid="007196d0" style:font-size-asian="10.5pt"/>
    </style:style>
    <style:style style:name="T31" style:family="text">
      <style:text-properties officeooo:rsid="007511de"/>
    </style:style>
    <style:style style:name="T32" style:family="text">
      <style:text-properties officeooo:rsid="0077a00c"/>
    </style:style>
    <style:style style:name="T33" style:family="text">
      <style:text-properties officeooo:rsid="00793622"/>
    </style:style>
    <style:style style:name="T34" style:family="text">
      <style:text-properties officeooo:rsid="002b1ca5"/>
    </style:style>
    <style:style style:name="T35" style:family="text">
      <style:text-properties style:font-name="Noto Sans" fo:font-size="11pt" fo:font-weight="bold" officeooo:rsid="00793622" style:font-size-asian="10.5pt" style:font-weight-asian="bold" style:font-weight-complex="bold"/>
    </style:style>
    <style:style style:name="T36" style:family="text">
      <style:text-properties style:font-name="Noto Sans" fo:font-size="11pt" officeooo:rsid="007dec06" style:font-size-asian="10.5pt"/>
    </style:style>
    <style:style style:name="T37" style:family="text">
      <style:text-properties style:font-name="Noto Sans" fo:font-size="11pt" officeooo:rsid="007efc46" style:font-size-asian="10.5pt"/>
    </style:style>
    <style:style style:name="T38" style:family="text">
      <style:text-properties officeooo:rsid="007dec06"/>
    </style:style>
    <style:style style:name="T39" style:family="text">
      <style:text-properties officeooo:rsid="007dff85"/>
    </style:style>
    <style:style style:name="T40" style:family="text">
      <style:text-properties officeooo:rsid="007efc46"/>
    </style:style>
    <style:style style:name="T41" style:family="text">
      <style:text-properties officeooo:rsid="0080ebda"/>
    </style:style>
    <style:style style:name="T42" style:family="text">
      <style:text-properties officeooo:rsid="0082690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Datenmodell</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5">Version <text:span text:style-name="T32">1.0.</text:span><text:editing-cycles>82</text:editing-cycles> vom <text:date style:data-style-name="N30" text:date-value="2022-03-17T15:28:07.091218773">17.03.22</text:date></text:p>
      <text:p text:style-name="P5"/>
      <table:table table:name="Tabelle1" table:style-name="Tabelle1">
        <table:table-column table:style-name="Tabelle1.A"/>
        <table:table-column table:style-name="Tabelle1.B"/>
        <table:table-row table:style-name="TableLine94092773344688">
          <table:table-cell table:style-name="Tabelle1.A1" office:value-type="string">
            <text:p text:style-name="P31">Autor</text:p>
          </table:table-cell>
          <table:table-cell table:style-name="Tabelle1.B1" office:value-type="string">
            <text:p text:style-name="P29"><text:initial-creator>Carsten Huber</text:initial-creator></text:p>
          </table:table-cell>
        </table:table-row>
        <table:table-row table:style-name="TableLine94092773361152">
          <table:table-cell table:style-name="Tabelle1.A2" office:value-type="string">
            <text:p text:style-name="P31">Status</text:p>
          </table:table-cell>
          <table:table-cell table:style-name="Tabelle1.B2" office:value-type="string">
            <text:p text:style-name="P30">In Bearbeitung <text:s/><text:span text:style-name="T1">(In Bearbeitung/Geprüft/Veröffentlicht)</text:span></text:p>
          </table:table-cell>
        </table:table-row>
        <table:table-row table:style-name="TableLine94092773362672">
          <table:table-cell table:style-name="Tabelle1.A2" office:value-type="string">
            <text:p text:style-name="P31">Herausgeber</text:p>
          </table:table-cell>
          <table:table-cell table:style-name="Tabelle1.B3" office:value-type="string">
            <text:p text:style-name="P30">© 20<text:span text:style-name="T31">20</text:span> Carsten Huber</text:p>
          </table:table-cell>
        </table:table-row>
      </table:table>
      <text:p text:style-name="P36"><text:soft-page-break/>Änderungshistorie</text:p>
      <table:table table:name="Tabelle2" table:style-name="Tabelle2">
        <table:table-column table:style-name="Tabelle2.A"/>
        <table:table-column table:style-name="Tabelle2.B"/>
        <table:table-column table:style-name="Tabelle2.C"/>
        <table:table-row table:style-name="TableLine94092773365952">
          <table:table-cell table:style-name="Tabelle2.A1" office:value-type="string">
            <text:p text:style-name="P32">Version</text:p>
          </table:table-cell>
          <table:table-cell table:style-name="Tabelle2.A1" office:value-type="string">
            <text:p text:style-name="P32">Datum</text:p>
          </table:table-cell>
          <table:table-cell table:style-name="Tabelle2.C1" office:value-type="string">
            <text:p text:style-name="P32">Kommentar</text:p>
          </table:table-cell>
        </table:table-row>
        <table:table-row table:style-name="TableLine94092773382624">
          <table:table-cell table:style-name="Tabelle2.A6" office:value-type="string">
            <text:p text:style-name="P35"><text:span text:style-name="T32">1.</text:span>0.<text:span text:style-name="T32">0</text:span></text:p>
          </table:table-cell>
          <table:table-cell table:style-name="Tabelle2.B2" office:value-type="string">
            <text:p text:style-name="P35">29.1.2019</text:p>
          </table:table-cell>
          <table:table-cell table:style-name="Tabelle2.C2" office:value-type="string">
            <text:p text:style-name="P35">Dokument erstellt</text:p>
          </table:table-cell>
        </table:table-row>
        <table:table-row table:style-name="TableLine94092773384560">
          <table:table-cell table:style-name="Tabelle2.A6" office:value-type="string">
            <text:p text:style-name="P29"/>
          </table:table-cell>
          <table:table-cell table:style-name="Tabelle2.B3" office:value-type="string">
            <text:p text:style-name="P29"/>
          </table:table-cell>
          <table:table-cell table:style-name="Tabelle2.C3" office:value-type="string">
            <text:p text:style-name="P29"/>
          </table:table-cell>
        </table:table-row>
        <table:table-row table:style-name="TableLine94092773386320">
          <table:table-cell table:style-name="Tabelle2.A6" office:value-type="string">
            <text:p text:style-name="P29"/>
          </table:table-cell>
          <table:table-cell table:style-name="Tabelle2.B4" office:value-type="string">
            <text:p text:style-name="P29"/>
          </table:table-cell>
          <table:table-cell table:style-name="Tabelle2.C4" office:value-type="string">
            <text:p text:style-name="P29"/>
          </table:table-cell>
        </table:table-row>
        <table:table-row table:style-name="TableLine94092773388336">
          <table:table-cell table:style-name="Tabelle2.A6" office:value-type="string">
            <text:p text:style-name="P29"/>
          </table:table-cell>
          <table:table-cell table:style-name="Tabelle2.B5" office:value-type="string">
            <text:p text:style-name="P29"/>
          </table:table-cell>
          <table:table-cell table:style-name="Tabelle2.C5" office:value-type="string">
            <text:p text:style-name="P29"/>
          </table:table-cell>
        </table:table-row>
        <table:table-row table:style-name="TableLine94092773390464">
          <table:table-cell table:style-name="Tabelle2.A6" office:value-type="string">
            <text:p text:style-name="P29"/>
          </table:table-cell>
          <table:table-cell table:style-name="Tabelle2.B6" office:value-type="string">
            <text:p text:style-name="P29"/>
          </table:table-cell>
          <table:table-cell table:style-name="Tabelle2.C6" office:value-type="string">
            <text:p text:style-name="P29"/>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1">Inhaltsverzeichnis</text:p>
          </text:index-title>
          <text:p text:style-name="P37"><text:a xlink:type="simple" xlink:href="#__RefHeading___Toc133_3548670505" text:style-name="Index_20_Link" text:visited-style-name="Index_20_Link"><text:s/>1 <text:s/>Einführung<text:tab/>4</text:a></text:p>
          <text:p text:style-name="P38"><text:a xlink:type="simple" xlink:href="#__RefHeading___Toc135_3548670505" text:style-name="Index_20_Link" text:visited-style-name="Index_20_Link"><text:s/>1.1 <text:s/>Dokumentstruktur<text:tab/>4</text:a></text:p>
          <text:p text:style-name="P38"><text:a xlink:type="simple" xlink:href="#__RefHeading___Toc147_3548670505" text:style-name="Index_20_Link" text:visited-style-name="Index_20_Link"><text:s/>1.2 <text:s/>Terminologie<text:tab/>4</text:a></text:p>
          <text:p text:style-name="P38"><text:a xlink:type="simple" xlink:href="#__RefHeading___Toc207_3548670505" text:style-name="Index_20_Link" text:visited-style-name="Index_20_Link"><text:s/>1.3 <text:s/>Referenzen<text:tab/>4</text:a></text:p>
          <text:p text:style-name="P38"><text:a xlink:type="simple" xlink:href="#__RefHeading___Toc209_3548670505" text:style-name="Index_20_Link" text:visited-style-name="Index_20_Link"><text:s/>1.4 <text:s/>Abkürzungen<text:tab/>5</text:a></text:p>
          <text:p text:style-name="P38"><text:a xlink:type="simple" xlink:href="#__RefHeading___Toc211_3548670505" text:style-name="Index_20_Link" text:visited-style-name="Index_20_Link"><text:s/>1.5 <text:s/>Glossar<text:tab/>5</text:a></text:p>
          <text:p text:style-name="P37"><text:a xlink:type="simple" xlink:href="#__RefHeading___Toc149_3548670505" text:style-name="Index_20_Link" text:visited-style-name="Index_20_Link"><text:s/>2 <text:s/>Anforderungen<text:tab/>6</text:a></text:p>
          <text:p text:style-name="P38"><text:a xlink:type="simple" xlink:href="#__RefHeading___Toc171_3548670505" text:style-name="Index_20_Link" text:visited-style-name="Index_20_Link"><text:s/>2.1 <text:s/>Ideensammlung<text:tab/>6</text:a></text:p>
          <text:p text:style-name="P38"><text:a xlink:type="simple" xlink:href="#__RefHeading___Toc151_3548670505" text:style-name="Index_20_Link" text:visited-style-name="Index_20_Link"><text:s/>2.2 <text:s/>Funktionale Anforderungen<text:tab/>6</text:a></text:p>
          <text:p text:style-name="P39"><text:a xlink:type="simple" xlink:href="#__RefHeading___Toc5539_2486771728" text:style-name="Index_20_Link" text:visited-style-name="Index_20_Link"><text:s/>2.2.1 <text:s/>RQ0001 Modellierungskonzepte<text:tab/>6</text:a></text:p>
          <text:p text:style-name="P38"><text:a xlink:type="simple" xlink:href="#__RefHeading___Toc153_3548670505" text:style-name="Index_20_Link" text:visited-style-name="Index_20_Link"><text:s/>2.3 <text:s/>Nicht funktionale Anforderungen<text:tab/>6</text:a></text:p>
          <text:p text:style-name="P38"><text:a xlink:type="simple" xlink:href="#__RefHeading___Toc173_3548670505" text:style-name="Index_20_Link" text:visited-style-name="Index_20_Link"><text:s/>2.4 <text:s/>Allgemeine Testanforderungen<text:tab/>6</text:a></text:p>
          <text:p text:style-name="P37"><text:a xlink:type="simple" xlink:href="#__RefHeading___Toc155_3548670505" text:style-name="Index_20_Link" text:visited-style-name="Index_20_Link"><text:s/>3 <text:s/>Entwurf<text:tab/>7</text:a></text:p>
          <text:p text:style-name="P38"><text:a xlink:type="simple" xlink:href="#__RefHeading___Toc175_3548670505" text:style-name="Index_20_Link" text:visited-style-name="Index_20_Link"><text:s/>3.1 <text:s/>Architektur<text:tab/>7</text:a></text:p>
          <text:p text:style-name="P39"><text:a xlink:type="simple" xlink:href="#__RefHeading___Toc1726_1960669081" text:style-name="Index_20_Link" text:visited-style-name="Index_20_Link"><text:s/>3.1.1 <text:s/>Übersicht<text:tab/>7</text:a></text:p>
          <text:p text:style-name="P39"><text:a xlink:type="simple" xlink:href="#__RefHeading___Toc1728_1960669081" text:style-name="Index_20_Link" text:visited-style-name="Index_20_Link"><text:s/>3.1.2 <text:s/>Komponente UmlCommon<text:tab/>7</text:a></text:p>
          <text:p text:style-name="P38"><text:a xlink:type="simple" xlink:href="#__RefHeading___Toc177_3548670505" text:style-name="Index_20_Link" text:visited-style-name="Index_20_Link"><text:s/>3.2 <text:s/>Feinentwurf<text:tab/>7</text:a></text:p>
          <text:p text:style-name="P39"><text:a xlink:type="simple" xlink:href="#__RefHeading___Toc5543_2486771728" text:style-name="Index_20_Link" text:visited-style-name="Index_20_Link"><text:s/>3.2.1 <text:s/>Klassen der Komponente UmlCommon<text:tab/>7</text:a></text:p>
          <text:p text:style-name="P40"><text:a xlink:type="simple" xlink:href="#__RefHeading___Toc1730_1960669081" text:style-name="Index_20_Link" text:visited-style-name="Index_20_Link"><text:s/>3.2.1.1 <text:s/>UmlElement<text:tab/>7</text:a></text:p>
          <text:p text:style-name="P40"><text:a xlink:type="simple" xlink:href="#__RefHeading___Toc1732_1960669081" text:style-name="Index_20_Link" text:visited-style-name="Index_20_Link"><text:s/>3.2.1.2 <text:s/>UmlCompositeElement<text:tab/>8</text:a></text:p>
          <text:p text:style-name="P40"><text:a xlink:type="simple" xlink:href="#__RefHeading___Toc1734_1960669081" text:style-name="Index_20_Link" text:visited-style-name="Index_20_Link"><text:s/>3.2.1.3 <text:s/>UmlLink<text:tab/>8</text:a></text:p>
          <text:p text:style-name="P40"><text:a xlink:type="simple" xlink:href="#__RefHeading___Toc1736_1960669081" text:style-name="Index_20_Link" text:visited-style-name="Index_20_Link"><text:s/>3.2.1.4 <text:s/>UmlProject<text:tab/>9</text:a></text:p>
          <text:p text:style-name="P40"><text:a xlink:type="simple" xlink:href="#__RefHeading___Toc1738_1960669081" text:style-name="Index_20_Link" text:visited-style-name="Index_20_Link"><text:s/>3.2.1.5 <text:s/>UmlRoot<text:tab/>9</text:a></text:p>
          <text:p text:style-name="P40"><text:a xlink:type="simple" xlink:href="#__RefHeading___Toc5545_2486771728" text:style-name="Index_20_Link" text:visited-style-name="Index_20_Link"><text:s/>3.2.1.6 <text:s/>UmlDiagram<text:tab/>10</text:a></text:p>
          <text:p text:style-name="P40"><text:a xlink:type="simple" xlink:href="#__RefHeading___Toc5547_2486771728" text:style-name="Index_20_Link" text:visited-style-name="Index_20_Link"><text:s/>3.2.1.7 <text:s/>UmlPackage<text:tab/>10</text:a></text:p>
          <text:p text:style-name="P40"><text:a xlink:type="simple" xlink:href="#__RefHeading___Toc5918_2486771728" text:style-name="Index_20_Link" text:visited-style-name="Index_20_Link"><text:s/>3.2.1.8 <text:s/>UmlModel<text:tab/>10</text:a></text:p>
          <text:p text:style-name="P40"><text:a xlink:type="simple" xlink:href="#__RefHeading___Toc5549_2486771728" text:style-name="Index_20_Link" text:visited-style-name="Index_20_Link"><text:s/>3.2.1.9 <text:s/>UmlComment<text:tab/>10</text:a></text:p>
          <text:p text:style-name="P40"><text:a xlink:type="simple" xlink:href="#__RefHeading___Toc5920_2486771728" text:style-name="Index_20_Link" text:visited-style-name="Index_20_Link"><text:s/>3.2.1.10 <text:s/>UmlDependency<text:tab/>10</text:a></text:p>
          <text:p text:style-name="P40"><text:a xlink:type="simple" xlink:href="#__RefHeading___Toc5922_2486771728" text:style-name="Index_20_Link" text:visited-style-name="Index_20_Link"><text:s/>3.2.1.11 <text:s/>UmlNesting<text:tab/>11</text:a></text:p>
          <text:p text:style-name="P40"><text:a xlink:type="simple" xlink:href="#__RefHeading___Toc5924_2486771728" text:style-name="Index_20_Link" text:visited-style-name="Index_20_Link"><text:s/>3.2.1.12 <text:s/>DiaShape<text:tab/>11</text:a></text:p>
          <text:p text:style-name="P40"><text:a xlink:type="simple" xlink:href="#__RefHeading___Toc5926_2486771728" text:style-name="Index_20_Link" text:visited-style-name="Index_20_Link"><text:s/>3.2.1.13 <text:s/>DiaEdge<text:tab/>11</text:a></text:p>
          <text:p text:style-name="P40"><text:a xlink:type="simple" xlink:href="#__RefHeading___Toc5928_2486771728" text:style-name="Index_20_Link" text:visited-style-name="Index_20_Link"><text:s/>3.2.1.14 <text:s/>DiaNode<text:tab/>11</text:a></text:p>
          <text:p text:style-name="P37"><text:a xlink:type="simple" xlink:href="#__RefHeading___Toc262_3548670505" text:style-name="Index_20_Link" text:visited-style-name="Index_20_Link"><text:s/>4 <text:s/>Implementierung<text:tab/>12</text:a></text:p>
        </text:index-body>
      </text:table-of-content>
      <text:p text:style-name="P5"/>
      <text:list xml:id="list67117034" text:style-name="Outline">
        <text:list-item>
          <text:h text:style-name="P48" text:outline-level="1"><text:bookmark-start text:name="__RefHeading___Toc133_3548670505"/>Einführung<text:bookmark-end text:name="__RefHeading___Toc133_3548670505"/></text:h>
        </text:list-item>
      </text:list>
      <text:p text:style-name="P9">Dieses Dokument beschreibt funktionale und nicht funktionale Anforderungen, sowie den Entwurf <text:span text:style-name="T3">und die Implementierung des</text:span> <text:span text:style-name="T27">Datenmodells des </text:span>Projekt<text:span text:style-name="T3">s</text:span> <text:title>ViraquchaUML</text:title>.</text:p>
      <text:list xml:id="list152809139097310" text:continue-numbering="true" text:style-name="Outline">
        <text:list-item>
          <text:list>
            <text:list-item>
              <text:h text:style-name="P49" text:outline-level="2"><text:bookmark-start text:name="__RefHeading___Toc135_3548670505"/>Dokumentstruktur<text:bookmark-end text:name="__RefHeading___Toc135_3548670505"/></text:h>
            </text:list-item>
          </text:list>
        </text:list-item>
      </text:list>
      <text:p text:style-name="P12">Abschnitt 1 (Seite <text:bookmark-ref text:reference-format="page" text:ref-name="__RefHeading___Toc133_3548670505">4</text:bookmark-ref>) dieses Dokumentes gibt einen Überblick über das Projekt. Außerdem werden projektrelevante Dokumente aufgezählt, sowie eine Zusammenstellung der im Dokument verwendeten Abkürzungen und Begriffe gegeben.</text:p>
      <text:p text:style-name="P12">Abschnitt 2 (Seite <text:bookmark-ref text:reference-format="page" text:ref-name="__RefHeading___Toc149_3548670505">6</text:bookmark-ref>) enthält funktionale und nichtfunktionale Anforderungen, die an das Projekt gestellt werden. Außerdem enthält es eine Ideensammlung, in der Ideen für die Umsetzung oder das Aussehen des Projektes (Benutzungsoberfläche, Kommandozeile) gesammelt werden können.</text:p>
      <text:p text:style-name="P12">Abschnitt 3 (Seite <text:bookmark-ref text:reference-format="page" text:ref-name="__RefHeading___Toc155_3548670505">7</text:bookmark-ref>) enthält den Entwurf der Komponenten des Projektes.</text:p>
      <text:p text:style-name="P12">Abschnitt 4 (Seite <text:bookmark-ref text:reference-format="page" text:ref-name="__RefHeading___Toc262_3548670505">12</text:bookmark-ref>) geht schließlich noch auf Details der Implementierung des Projektes ein.</text:p>
      <text:list xml:id="list152808919849256" text:continue-numbering="true" text:style-name="Outline">
        <text:list-item>
          <text:list>
            <text:list-item>
              <text:h text:style-name="P50" text:outline-level="2"><text:bookmark-start text:name="__RefHeading___Toc147_3548670505"/>Terminologie<text:bookmark-end text:name="__RefHeading___Toc147_3548670505"/></text:h>
            </text:list-item>
          </text:list>
        </text:list-item>
      </text:list>
      <text:p text:style-name="P11">In diesem Dokument wird folgende Terminologie verwendet:</text:p>
      <text:list xml:id="list222892062" text:style-name="L1">
        <text:list-item>
          <text:p text:style-name="P55">Die Verwendung von „muss“ im Text beschreibt eine Anforderung, die erfüllt werden muss.</text:p>
        </text:list-item>
        <text:list-item>
          <text:p text:style-name="P55">Die Verwendung von „sollte“ drückt eine Empfehlung aus.</text:p>
        </text:list-item>
        <text:list-item>
          <text:p text:style-name="P55">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56">Die Verwendung von „kann“ verweist auf eine zulässige Praxis, die nicht als Anforderung gesehen wird.</text:p>
        </text:list-item>
      </text:list>
      <text:list xml:id="list152807588559890" text:continue-list="list152808919849256"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9">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Referenz/“ angegeben werden. Ausschließliche Großschreibung ist nicht erforderlich.</text:span></text:p>
      <text:p text:style-name="P9"/>
      <table:table table:name="Tabelle3" table:style-name="Tabelle3">
        <table:table-column table:style-name="Tabelle3.A"/>
        <table:table-column table:style-name="Tabelle3.B"/>
        <text:soft-page-break/>
        <table:table-row table:style-name="TableLine94092773470240">
          <table:table-cell table:style-name="Tabelle3.A1" office:value-type="string">
            <text:p text:style-name="P33">Referenz</text:p>
          </table:table-cell>
          <table:table-cell table:style-name="Tabelle3.B1" office:value-type="string">
            <text:p text:style-name="P33">Dokument</text:p>
          </table:table-cell>
        </table:table-row>
        <table:table-row table:style-name="TableLine94092773565376">
          <table:table-cell table:style-name="Tabelle3.A6" office:value-type="string">
            <text:p text:style-name="P29">/<text:span text:style-name="T5">REF/</text:span></text:p>
          </table:table-cell>
          <table:table-cell table:style-name="Tabelle3.B6" office:value-type="string">
            <text:p text:style-name="P29"/>
          </table:table-cell>
        </table:table-row>
        <table:table-row table:style-name="TableLine94092773574016">
          <table:table-cell table:style-name="Tabelle3.A6" office:value-type="string">
            <text:p text:style-name="P29"/>
          </table:table-cell>
          <table:table-cell table:style-name="Tabelle3.B6" office:value-type="string">
            <text:p text:style-name="P29"/>
          </table:table-cell>
        </table:table-row>
        <table:table-row table:style-name="TableLine94092773574656">
          <table:table-cell table:style-name="Tabelle3.A6" office:value-type="string">
            <text:p text:style-name="P29"/>
          </table:table-cell>
          <table:table-cell table:style-name="Tabelle3.B6" office:value-type="string">
            <text:p text:style-name="P29"/>
          </table:table-cell>
        </table:table-row>
        <table:table-row table:style-name="TableLine94092773575456">
          <table:table-cell table:style-name="Tabelle3.A6" office:value-type="string">
            <text:p text:style-name="P29"/>
          </table:table-cell>
          <table:table-cell table:style-name="Tabelle3.B6" office:value-type="string">
            <text:p text:style-name="P29"/>
          </table:table-cell>
        </table:table-row>
        <table:table-row table:style-name="TableLine94092773576256">
          <table:table-cell table:style-name="Tabelle3.A6" office:value-type="string">
            <text:p text:style-name="P29"/>
          </table:table-cell>
          <table:table-cell table:style-name="Tabelle3.B6" office:value-type="string">
            <text:p text:style-name="P29"/>
          </table:table-cell>
        </table:table-row>
      </table:table>
      <text:p text:style-name="P9"/>
      <text:list xml:id="list152809013310793"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9">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092773576928">
          <table:table-cell table:style-name="Tabelle4.A1" office:value-type="string">
            <text:p text:style-name="P34">Abkürzung</text:p>
          </table:table-cell>
          <table:table-cell table:style-name="Tabelle4.B1" office:value-type="string">
            <text:p text:style-name="P34">Bedeutung</text:p>
          </table:table-cell>
        </table:table-row>
        <table:table-row table:style-name="TableLine94092773588848">
          <table:table-cell table:style-name="Tabelle4.A2" office:value-type="string">
            <text:p text:style-name="P29"/>
          </table:table-cell>
          <table:table-cell table:style-name="Tabelle4.B2" office:value-type="string">
            <text:p text:style-name="P29"/>
          </table:table-cell>
        </table:table-row>
      </table:table>
      <text:p text:style-name="P9"/>
      <text:list xml:id="list152808076167777"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1">Hier werden im Dokument verwendete Begriffe erläutert, sofern sie nicht bereits in den referenzierten Dokumenten beschrieben sind (siehe <text:span text:style-name="T9">Kapitel </text:span><text:span text:style-name="T9"><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092773589856">
          <table:table-cell table:style-name="Tabelle5.A1" office:value-type="string">
            <text:p text:style-name="P34">Begriff</text:p>
          </table:table-cell>
          <table:table-cell table:style-name="Tabelle5.B1" office:value-type="string">
            <text:p text:style-name="P34">Bedeutung</text:p>
          </table:table-cell>
        </table:table-row>
        <table:table-row table:style-name="TableLine94092773596464">
          <table:table-cell table:style-name="Tabelle5.A2" office:value-type="string">
            <text:p text:style-name="P29"/>
          </table:table-cell>
          <table:table-cell table:style-name="Tabelle5.B2" office:value-type="string">
            <text:p text:style-name="P29"/>
          </table:table-cell>
        </table:table-row>
      </table:table>
      <text:p text:style-name="P11"/>
      <text:p text:style-name="P11"/>
      <text:list xml:id="list152808491976225" text:continue-numbering="true" text:style-name="Outline">
        <text:list-item>
          <text:h text:style-name="P47"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8">Am Anfang <text:span text:style-name="T8">eines </text:span>jede<text:span text:style-name="T8">n</text:span> Projektes s<text:span text:style-name="T8">ollte</text:span> immer eine Ideensammlung <text:span text:style-name="T8">stehen</text:span>. Diese kommt hier hin.</text:p>
      <text:list xml:id="list152807331640760"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7">Hier erscheinen funktionale Anforderungen.</text:p>
      <text:list xml:id="list152807924183237" text:continue-numbering="true" text:style-name="Outline">
        <text:list-item>
          <text:list>
            <text:list-item>
              <text:list>
                <text:list-item>
                  <text:h text:style-name="Heading_20_3" text:outline-level="3"><text:bookmark-start text:name="__RefHeading___Toc5539_2486771728"/>RQ0001 <text:span text:style-name="T21">Modellierungskonzepte</text:span> <text:bookmark-end text:name="__RefHeading___Toc5539_2486771728"/></text:h>
                </text:list-item>
              </text:list>
            </text:list-item>
          </text:list>
        </text:list-item>
      </text:list>
      <text:p text:style-name="P21">Das Datenmodell muss alle in der UML-Spezifikation genannten Modellierungskonzepte abbilden können. <text:span text:style-name="T22">Hierzu sollte sich das Datenmodell möglichst eng an die Spezifikation anlehnen und insbesondere dort verwendete Begriffe und Namen verwenden.</text:span></text:p>
      <text:list xml:id="list152808822984348"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7">Hier erscheinen nicht funktionale Anforderungen.</text:p>
      <text:list xml:id="list152807472449738"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p text:style-name="P7"/>
      <text:list xml:id="list152809016285109" text:continue-numbering="true" text:style-name="Outline">
        <text:list-item>
          <text:h text:style-name="P47"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
                <text:list-item>
                  <text:h text:style-name="P51" text:outline-level="3"><text:bookmark-start text:name="__RefHeading___Toc1726_1960669081"/>Übersicht<text:bookmark-end text:name="__RefHeading___Toc1726_1960669081"/></text:h>
                </text:list-item>
              </text:list>
            </text:list-item>
          </text:list>
        </text:list-item>
      </text:list>
      <text:p text:style-name="P13">Das Datenmodell von ViraquchaUML verteilt sich auf folgende Komponenten:</text:p>
      <text:list xml:id="list1494324058" text:style-name="L2">
        <text:list-item>
          <text:p text:style-name="P58"><text:span text:style-name="T10">UmlCommon</text:span>: enthält die Infrastruktur für die restlichen Komponenten des Datenmodells. Hierzu gehören benötigte Basisklassen, sowie einige allgemeine Ableitungen hiervon, und das Projektmanagement (insbesondere die Serialisierung der Daten). Außerdem enthält die Komponente die in der UML-Spezifikation im Kapitel 7, „Common Structure“ und Kapitel 12 „Packages“ zusammengefassten Elemente.</text:p>
        </text:list-item>
        <text:list-item>
          <text:p text:style-name="P57"><text:span text:style-name="T11">UmlClassifiers</text:span><text:span text:style-name="T34">: enthält die in der UML-Spezifikation in den Kapiteln 9 „Classification“, 10 „Simple Classifiers“ und 11 „Structured Classifiers“ zusammengefassten Elemente. Viele der hier definierten Klassen werden in den folgenden Komponenten wiederverwendet und erweitert.</text:span></text:p>
        </text:list-item>
        <text:list-item>
          <text:p text:style-name="P59"><text:span text:style-name="T10">UmlActivities</text:span>: enthält die in der UML-Spezifikation in den Kapiteln 15, 16, 17 genannten Elemente <text:span text:style-name="T42">(Actions, Activities usw.)</text:span>.</text:p>
        </text:list-item>
        <text:list-item>
          <text:p text:style-name="P61"><text:span text:style-name="T10">UmlDeployments:</text:span> TODO</text:p>
        </text:list-item>
        <text:list-item>
          <text:p text:style-name="P61"><text:span text:style-name="T10">UmlInteractions:</text:span> TODO</text:p>
        </text:list-item>
        <text:list-item>
          <text:p text:style-name="P60"><text:span text:style-name="T11">Uml</text:span><text:span text:style-name="T35">StateMachine</text:span><text:span text:style-name="T34">: enthält die in der UML-Spezifikation i</text:span><text:span text:style-name="T33">m</text:span> <text:span text:style-name="T34">Kapitel </text:span>14, „State Machines“ <text:span text:style-name="T34">zusammengefassten Elemente.</text:span></text:p>
        </text:list-item>
        <text:list-item>
          <text:p text:style-name="P61"><text:span text:style-name="T10">UmlUsecases:</text:span> <text:span text:style-name="T34">enthält die in der UML-Spezifikation i</text:span>m<text:span text:style-name="T12"> </text:span><text:span text:style-name="T34">Kapitel 18 „Use Cases“ zusammengefassten Elemente.</text:span></text:p>
        </text:list-item>
      </text:list>
      <text:p text:style-name="P17">Jede dieser Komponenten wird in Form einer DLL (Windows) oder einer <text:span text:style-name="T33">statischen</text:span> Library (Linux, <text:span text:style-name="T33">MacOS</text:span>) ausgeführt.</text:p>
      <text:list xml:id="list152809213516121" text:continue-list="list152809016285109" text:style-name="Outline">
        <text:list-item>
          <text:list>
            <text:list-item>
              <text:list>
                <text:list-item>
                  <text:h text:style-name="P51" text:outline-level="3"><text:bookmark-start text:name="__RefHeading___Toc1728_1960669081"/>Komponente UmlCommon<text:bookmark-end text:name="__RefHeading___Toc1728_1960669081"/></text:h>
                </text:list-item>
              </text:list>
            </text:list-item>
          </text:list>
        </text:list-item>
      </text:list>
      <text:p text:style-name="P24">TODO: Diagramm einfügen</text:p>
      <text:list xml:id="list152807637675101" text:continue-numbering="true" text:style-name="Outline">
        <text:list-item>
          <text:list>
            <text:list-item>
              <text:h text:style-name="Heading_20_2" text:outline-level="2"><text:bookmark-start text:name="__RefHeading___Toc177_3548670505"/>Feinentwurf<text:bookmark-end text:name="__RefHeading___Toc177_3548670505"/></text:h>
              <text:list>
                <text:list-item>
                  <text:h text:style-name="P52" text:outline-level="3"><text:bookmark-start text:name="__RefHeading___Toc5543_2486771728"/>Klassen der Komponente UmlCommon<text:bookmark-end text:name="__RefHeading___Toc5543_2486771728"/></text:h>
                  <text:list>
                    <text:list-item>
                      <text:h text:style-name="Heading_20_4" text:outline-level="4"><text:bookmark-start text:name="__RefHeading___Toc1730_1960669081"/>UmlElement<text:bookmark-end text:name="__RefHeading___Toc1730_1960669081"/></text:h>
                    </text:list-item>
                  </text:list>
                </text:list-item>
              </text:list>
            </text:list-item>
          </text:list>
        </text:list-item>
      </text:list>
      <text:p text:style-name="P14">Die Klasse UmlElement ist die abstrakte Basisklasse für alle verknüpfbaren <text:soft-page-break/>Speicherobjekte im Datenmodell. Sie entspricht dem Modellierungskonzept „Element“ in der UML-Spezifikation, allerdings mit dem Unterschied, dass sie nicht direkt für die Darstellung in Diagrammen verwendet werden kann. Diese Aufgabe übernimmt stattdessen die Klasse DiaShape (siehe weiter unten), sowie deren Ableitungen.</text:p>
      <text:p text:style-name="P14">Die Klasse erfüllt folgende Aufgaben im Datenmodell:</text:p>
      <text:list xml:id="list797013576" text:style-name="L3">
        <text:list-item>
          <text:p text:style-name="P62"><text:span text:style-name="T28">Sie ermöglicht die Verwaltung der Speicherobjekte in einem Projekt. Zu diesem Zweck stellt sie einen eindeutigen </text:span><text:span text:style-name="T29">B</text:span><text:span text:style-name="T30">ezeichner</text:span><text:span text:style-name="T28"> zur Verfügung, sowie eine Funktion zur Speicherung ihrer Eigenschaften in einer JSON-Datei (siehe Schnittstelle ISerializable). Für die Verwaltung der Lebenszeit des Speicherobjekts stellt sie außerdem einen Referenzzähler zur Verfügung, der zusammen mit einem Intrusive Pointer genutzt werden kann, welcher das Speicherobjekt bei Bedarf auch automatisch löscht.</text:span></text:p>
        </text:list-item>
        <text:list-item>
          <text:p text:style-name="P63">Sie implementiert zusammen mit der von ihr abgeleiteten Klasse UmlCompositeElement das Composite-Muster. Mithilfe dieses objetkorientierten Musters ist es möglich, die Speicherobjekte in einer beliebig verschachtelbaren Eltern-Kind-Struktur hierarchisch anzuordnen.</text:p>
        </text:list-item>
        <text:list-item>
          <text:p text:style-name="P64">Sie bildet die Basis für den Mechanismus zur Verknküpfung von Elementen mithilfe von Konnektoren (Links) und damit für die in der UML-Spezifikation beschriebenen Relationships. Die Konnektoren werden hierzu von der ebenfalls von UmlElement abgeleiteten Klasse UmlLink modelliert.</text:p>
        </text:list-item>
      </text:list>
      <text:list xml:id="list152807844709899" text:continue-list="list152807637675101" text:style-name="Outline">
        <text:list-item>
          <text:list>
            <text:list-item>
              <text:list>
                <text:list-item>
                  <text:list>
                    <text:list-item>
                      <text:h text:style-name="Heading_20_4" text:outline-level="4"><text:bookmark-start text:name="__RefHeading___Toc1732_1960669081"/>UmlCompositeElement<text:bookmark-end text:name="__RefHeading___Toc1732_1960669081"/></text:h>
                    </text:list-item>
                  </text:list>
                </text:list-item>
              </text:list>
            </text:list-item>
          </text:list>
        </text:list-item>
      </text:list>
      <text:p text:style-name="P16">Die Klasse UmlCompositeElement ist die Basisklasse für alle zusammengesetzte Speicherobjekte im Datenmodell. Sie bildet zusammen mit ihrer Basisklasse UmlElement das Composite-Muster.</text:p>
      <text:p text:style-name="P16">Die Klasse UmlCompositeElement hat keine Entsprechung in der UML-Spezifikation, dort übernimmt im Prinzip das Modellierungskonzept „Element“ die gleiche Aufgabe.</text:p>
      <text:p text:style-name="P16">Objekte der Klasse verwalten ihre Kind-Objekte in einer einfachen Liste vom Typ QList. <text:span text:style-name="T13">Eine automatische Sortierung dieser Liste, z.B. beim Einfügen oder Entfernen von Objekten, erfolgt nicht. Es ist aber möglich, Objekte in der Liste nach „oben“ oder „unten“ zu verschieben, d.h. es stehen Funktionen zur Verfügung, mit denen die Anordnung der Objekte geändert werden kann.</text:span></text:p>
      <text:list xml:id="list152807572541048" text:continue-numbering="true" text:style-name="Outline">
        <text:list-item>
          <text:list>
            <text:list-item>
              <text:list>
                <text:list-item>
                  <text:list>
                    <text:list-item>
                      <text:h text:style-name="Heading_20_4" text:outline-level="4"><text:bookmark-start text:name="__RefHeading___Toc1734_1960669081"/>UmlLink<text:bookmark-end text:name="__RefHeading___Toc1734_1960669081"/></text:h>
                    </text:list-item>
                  </text:list>
                </text:list-item>
              </text:list>
            </text:list-item>
          </text:list>
        </text:list-item>
      </text:list>
      <text:p text:style-name="P15">Die Klasse UmlLink ist die Basisklasse für alle Konnektoren im Datenmodell. Sie entspricht dem Modellierungskonzept „Relationship“ in der UML-Spezifikation und ist ähnlich wie dieses von der Klasse UmlElement abgeleitet. Auf diese Weise kann ein Objekt dieser Klasse auch mit einem anderen Objekt der gleichen Klasse verknüpft werden (Link → Link/Element).</text:p>
      <text:list xml:id="list152808133826768" text:continue-numbering="true" text:style-name="Outline">
        <text:list-item>
          <text:list>
            <text:list-item>
              <text:list>
                <text:list-item>
                  <text:list>
                    <text:list-item>
                      <text:h text:style-name="Heading_20_4" text:outline-level="4"><text:bookmark-start text:name="__RefHeading___Toc1736_1960669081"/><text:soft-page-break/>UmlProject<text:bookmark-end text:name="__RefHeading___Toc1736_1960669081"/></text:h>
                    </text:list-item>
                  </text:list>
                </text:list-item>
              </text:list>
            </text:list-item>
          </text:list>
        </text:list-item>
      </text:list>
      <text:p text:style-name="Text_20_body">Die Klasse UmlProject implementiert die Projektverwaltung des Datenmodells. Alle Speicherobjekte (Objekte der Klasse UmlElement) des Datenmodells müssen in einem Objekt dieser Klasse angemeldet sein, um Serialisiert zu werden. UmlProject verwendet hierzu die eindeutigen Bezeichner der UmlElement-Objekte zur Identifikation der Objekte sowohl im Speicher, als auch auf Massenspeicher.</text:p>
      <text:p text:style-name="Text_20_body">UmlProject schreibt und liest die Dateien der Speicherobjekte in eine Dateistruktur mit folgendem Aufbau:</text:p>
      <text:p text:style-name="Text_20_body">Eine JSON-Datei mit Endung UPRJ (UML Project) enthält ein Array der UmlElement-Objekte, die dem Projekt zugeordnet (bekannt) sind. Das Array enthält dabei jeweils den Klassennamen und den Bezeichner eines jeden Objekts. Dies ermöglicht die Rekonstruktion der Objekte aus den Klasseninformationen. Darüber hinaus enthält die UPRJ-Datei noch den Namen des/der Autor(en), sowie einen Kommentar.</text:p>
      <text:p text:style-name="Text_20_body">Neben der UPRJ-Datei erwartet die Klasse UmlProject noch folgende Unterverzeichnisse, in denen weitere Projektdaten liegen:</text:p>
      <text:list xml:id="list3631149543" text:style-name="L4">
        <text:list-item>
          <text:p text:style-name="P65">Artifacts: Enthält Artefakte, das sind Dateien, die mit dem Projekt verbunden sind, aber von anderen Programmen erzeugt oder bearbeitet werden. Hierunter fallen zum Beispiel PDF-Dokumente mit Anforderungsspezifikationen, Bilddateien von GUI-Prototypen oder andere Datenbankdateien.</text:p>
        </text:list-item>
        <text:list-item>
          <text:p text:style-name="P65">Code: Enthält Textdateien mit Code-Schnipseln, welche zum Beispiel das Verhalten von Operationen von Classifiern beschreiben. </text:p>
        </text:list-item>
        <text:list-item>
          <text:p text:style-name="P65">Diagrams: Enthält die Diagrammdateien im JSON-Format. Siehe auch UmlDiagram.</text:p>
        </text:list-item>
        <text:list-item>
          <text:p text:style-name="P65">Elements: Enthält die JSON-Dateien der UmlElement-Objekte. Jede JSON-Datei enthält die gespeicherten Eigenschaften eines UmlElement-Objekts.</text:p>
        </text:list-item>
      </text:list>
      <text:p text:style-name="Text_20_body">Jede JSON-Datei enthält zusätzlich ein Versionsattribut („version“), um versionsabhängige Erweiterungen des Speicherformats zu ermöglichen. Die aktuelle Versionsnummer ist immer in der Datei ISerializable.h abgelegt.</text:p>
      <text:list xml:id="list152808841451911" text:continue-list="list152808133826768" text:style-name="Outline">
        <text:list-item>
          <text:list>
            <text:list-item>
              <text:list>
                <text:list-item>
                  <text:list>
                    <text:list-item>
                      <text:h text:style-name="Heading_20_4" text:outline-level="4"><text:bookmark-start text:name="__RefHeading___Toc1738_1960669081"/>UmlRoot<text:bookmark-end text:name="__RefHeading___Toc1738_1960669081"/></text:h>
                    </text:list-item>
                  </text:list>
                </text:list-item>
              </text:list>
            </text:list-item>
          </text:list>
        </text:list-item>
      </text:list>
      <text:p text:style-name="Text_20_body">Die Klasse UmlRoot dient als Wurzelelement für die hierarchische Struktur der UmlElement-Objekte im ViraquchaUML-Datenmodell. Beim Erzeugen eines neuen UmlProject-Objektes wird automatisch auch ein einzelnes Objekt dieser Klasse erzeugt. Dabei wird immer der gleiche Identifier verwendet <text:span text:style-name="T14">(siehe Datei UmlProject.cpp).</text:span></text:p>
      <text:p text:style-name="P18">Die Klasse hat weiter keine Eigenschaften, außer denen der Basisklasse UmlCompositeElement. Sie überschreibt aber die Funktionen zum Einfügen und Entfernen von UmlElement-Objekten so, dass diese nur Objekte der Klasse UmlModel <text:span text:style-name="T15">akzeptieren</text:span>.</text:p>
      <text:p text:style-name="P19">Die Klasse UmlRoot hat keine Entsprechung in der UML-Spezifikation.</text:p>
      <text:list xml:id="list152808566642347" text:continue-numbering="true" text:style-name="Outline">
        <text:list-item>
          <text:list>
            <text:list-item>
              <text:list>
                <text:list-item>
                  <text:list>
                    <text:list-item>
                      <text:h text:style-name="Heading_20_4" text:outline-level="4"><text:bookmark-start text:name="__RefHeading___Toc5545_2486771728"/><text:soft-page-break/>UmlDiagram<text:bookmark-end text:name="__RefHeading___Toc5545_2486771728"/></text:h>
                    </text:list-item>
                  </text:list>
                </text:list-item>
              </text:list>
            </text:list-item>
          </text:list>
        </text:list-item>
      </text:list>
      <text:p text:style-name="P20">Die Klasse UmlDiagram <text:span text:style-name="T18">modelliert</text:span> ein Diagramm, <text:span text:style-name="T17">auf dem grafische Repräsentationen (Shapes) der UmlElement-Objekte abgelegt werden können</text:span>. Sie entspricht dem „Diagram“ der UML-Spezifikation, <text:span text:style-name="T16">allerdings mit dem Unterschied, dass auch sie von der Klasse UmlElement abgeleitet ist. Objekte dieser Klassen können daher theoretisch wie andere Speicherobjekte im Projekt verwendet werden (zum Beispiel mit anderen Objekten verlinken. Praktisch ergibt dies allerdings nicht viel Sinn). </text:span></text:p>
      <text:p text:style-name="P22"><text:span text:style-name="T20">Um zu vermeiden, dass die grafischen Informationen dauernd im Speicher gehalten werden müssen, </text:span>verwendet <text:span text:style-name="T20">die Klasse UmlDiagram</text:span> ein Subsystem <text:span text:style-name="T40">(siehe unten) </text:span>bestehend aus den Klassen DiaShape, DiaNode und DiaEdge, <text:span text:style-name="T20">das nur bei Bedarf in den Speicher geladen wird</text:span>. Die Speicherung der Daten dieser Klassen erfolgt in einer separaten JSON-Datei im Unterverzeichnis „diagrams“ des Projektes. <text:span text:style-name="T19">Diese Datei hat </text:span>de<text:span text:style-name="T19">n</text:span> gleichen Namen, wie die JSON-Datei des UmlDiagram-Objekts <text:span text:style-name="T19">selbst</text:span>.</text:p>
      <text:list xml:id="list152809108326494" text:continue-numbering="true" text:style-name="Outline">
        <text:list-item>
          <text:list>
            <text:list-item>
              <text:list>
                <text:list-item>
                  <text:list>
                    <text:list-item>
                      <text:h text:style-name="Heading_20_4" text:outline-level="4"><text:bookmark-start text:name="__RefHeading___Toc5547_2486771728"/>UmlPackage<text:bookmark-end text:name="__RefHeading___Toc5547_2486771728"/></text:h>
                    </text:list-item>
                  </text:list>
                </text:list-item>
              </text:list>
            </text:list-item>
          </text:list>
        </text:list-item>
      </text:list>
      <text:p text:style-name="P23">Die Klasse UmlPackage repräsentiert ein Paket im Datenmodell. Pakete dienen in der UML dazu, Systeme zu strukturieren und Modellierungskonzepte zu organisieren. Die Klasse UmlPackage entspricht daher dem Modellierungskonzept „Package“ in der UML-Spezifikation und übernimmt die gleichen Aufgaben.</text:p>
      <text:p text:style-name="P27">Weil Objekte der Klasse UmlPackage Kind-Objekte haben können, ist die Klasse von UmlCompositeElement abgeleitet. Zusätzlich implementiert sie auch die Schnittstellen I<text:span text:style-name="T26">N</text:span>amedElement <text:span text:style-name="T26">(womit sie einen</text:span> Name<text:span text:style-name="T25">n</text:span>, <text:span text:style-name="T25">eine </text:span>Sichtbarkeit <text:span text:style-name="T25">im System </text:span>und ein<text:span text:style-name="T25">en</text:span> Kommentar <text:span text:style-name="T25">hat), sowie</text:span> I<text:span text:style-name="T26">T</text:span>emplateableElement <text:span text:style-name="T26">(was ihr die Fähigkeit gibt, als </text:span>Vorlage <text:span text:style-name="T25">für weitere Modellierungskonzepte zu dienen)</text:span>.</text:p>
      <text:list xml:id="list152808039153532" text:continue-numbering="true" text:style-name="Outline">
        <text:list-item>
          <text:list>
            <text:list-item>
              <text:list>
                <text:list-item>
                  <text:list>
                    <text:list-item>
                      <text:h text:style-name="P53" text:outline-level="4"><text:bookmark-start text:name="__RefHeading___Toc5918_2486771728"/>UmlModel<text:bookmark-end text:name="__RefHeading___Toc5918_2486771728"/></text:h>
                    </text:list-item>
                  </text:list>
                </text:list-item>
              </text:list>
            </text:list-item>
          </text:list>
        </text:list-item>
      </text:list>
      <text:p text:style-name="P28">Die Klasse UmlModel ist eine Ableitung der Klasse UmlPackage und erweitert diese um die Eigenschaft „Viewpoint“. Sie entspricht dem Modellierungskonzept „Model“ in der UML-Spezifikation.</text:p>
      <text:list xml:id="list152807916386824" text:continue-numbering="true" text:style-name="Outline">
        <text:list-item>
          <text:list>
            <text:list-item>
              <text:list>
                <text:list-item>
                  <text:list>
                    <text:list-item>
                      <text:h text:style-name="Heading_20_4" text:outline-level="4"><text:bookmark-start text:name="__RefHeading___Toc5549_2486771728"/>UmlComment<text:bookmark-end text:name="__RefHeading___Toc5549_2486771728"/></text:h>
                    </text:list-item>
                  </text:list>
                </text:list-item>
              </text:list>
            </text:list-item>
          </text:list>
        </text:list-item>
      </text:list>
      <text:p text:style-name="P25">Die Klasse UmlComment <text:span text:style-name="T24">repräsentiert</text:span> einen Kommentar in einem Diagramm. Sie entspricht dem Modellierungskonzept „Comment“ der UML-Spezifikation und hat wie dieses eine Eigenschaft “<text:span text:style-name="T41">B</text:span>ody“, die den Text des Kommentars enthält.</text:p>
      <text:list xml:id="list152807969007678" text:continue-numbering="true" text:style-name="Outline">
        <text:list-item>
          <text:list>
            <text:list-item>
              <text:list>
                <text:list-item>
                  <text:list>
                    <text:list-item>
                      <text:h text:style-name="P54" text:outline-level="4"><text:bookmark-start text:name="__RefHeading___Toc5920_2486771728"/>UmlDependency<text:bookmark-end text:name="__RefHeading___Toc5920_2486771728"/></text:h>
                    </text:list-item>
                  </text:list>
                </text:list-item>
              </text:list>
            </text:list-item>
          </text:list>
        </text:list-item>
      </text:list>
      <text:p text:style-name="P26"><text:span text:style-name="T38">Die Klasse UmlDependency ist eine Ableitung der Klasse UmlLink und </text:span><text:span text:style-name="T36">repräsentiert als solche</text:span><text:span text:style-name="T38"> das Modellierungskonzept „Dependency“ </text:span><text:span text:style-name="T39">(Abhängigkeit von einem anderen Element) </text:span><text:span text:style-name="T38">der UML-Spezifikation.</text:span></text:p>
      <text:list xml:id="list152808779706424" text:continue-numbering="true" text:style-name="Outline">
        <text:list-item>
          <text:list>
            <text:list-item>
              <text:list>
                <text:list-item>
                  <text:list>
                    <text:list-item>
                      <text:h text:style-name="P54" text:outline-level="4"><text:bookmark-start text:name="__RefHeading___Toc5922_2486771728"/><text:soft-page-break/>UmlNesting<text:bookmark-end text:name="__RefHeading___Toc5922_2486771728"/></text:h>
                    </text:list-item>
                  </text:list>
                </text:list-item>
              </text:list>
            </text:list-item>
          </text:list>
        </text:list-item>
      </text:list>
      <text:p text:style-name="P26"><text:span text:style-name="T38">Die Klasse Uml</text:span><text:span text:style-name="T36">Nesting</text:span><text:span text:style-name="T38"> ist eine Ableitung der Klasse UmlLink und </text:span><text:span text:style-name="T36">repräsentiert als solche</text:span><text:span text:style-name="T38"> das Modellierungskonzept „</text:span><text:span text:style-name="T36">Nesting</text:span><text:span text:style-name="T38">“ </text:span><text:span text:style-name="T39">(Enthalten sein in einem anderen Element) </text:span><text:span text:style-name="T38">der UML-Spezifikation.</text:span></text:p>
      <text:list xml:id="list152808576862254" text:continue-numbering="true" text:style-name="Outline">
        <text:list-item>
          <text:list>
            <text:list-item>
              <text:list>
                <text:list-item>
                  <text:list>
                    <text:list-item>
                      <text:h text:style-name="P54" text:outline-level="4"><text:bookmark-start text:name="__RefHeading___Toc5924_2486771728"/>DiaShape<text:bookmark-end text:name="__RefHeading___Toc5924_2486771728"/></text:h>
                    </text:list-item>
                  </text:list>
                </text:list-item>
              </text:list>
            </text:list-item>
          </text:list>
        </text:list-item>
      </text:list>
      <text:p text:style-name="P26"><text:span text:style-name="T38">Die Klasse DiaShape </text:span><text:span text:style-name="T40">gehört zum Subsystem „Diagramm“ des Datenmodells. </text:span><text:span text:style-name="T37">Sie</text:span><text:span text:style-name="T40"> </text:span><text:span text:style-name="T38">speichert allgemeine Eigenschaften eines Shapes </text:span><text:span text:style-name="T40">(Position, Größe, Font, Farbe...)</text:span><text:span text:style-name="T38"> in einem UmlDiagram-Objekt. Sie ist die Basisklasse für die konkreteren Klassen DiaEdge (Kante im Diagramm) und DiaNode (Knoten im Diagramm).</text:span></text:p>
      <text:list xml:id="list152808677080301" text:continue-numbering="true" text:style-name="Outline">
        <text:list-item>
          <text:list>
            <text:list-item>
              <text:list>
                <text:list-item>
                  <text:list>
                    <text:list-item>
                      <text:h text:style-name="P54" text:outline-level="4"><text:bookmark-start text:name="__RefHeading___Toc5926_2486771728"/>DiaEdge<text:bookmark-end text:name="__RefHeading___Toc5926_2486771728"/></text:h>
                    </text:list-item>
                    <text:list-item>
                      <text:h text:style-name="P54" text:outline-level="4"><text:bookmark-start text:name="__RefHeading___Toc5928_2486771728"/>DiaNode<text:bookmark-end text:name="__RefHeading___Toc5928_2486771728"/></text:h>
                    </text:list-item>
                  </text:list>
                </text:list-item>
              </text:list>
            </text:list-item>
          </text:list>
        </text:list-item>
        <text:list-item>
          <text:h text:style-name="P47" text:outline-level="1"><text:bookmark-start text:name="__RefHeading___Toc262_3548670505"/>Implementierung<text:bookmark-end text:name="__RefHeading___Toc262_3548670505"/></text:h>
        </text:list-item>
      </text:list>
      <text:p text:style-name="P10">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rlito" svg:font-family="Carlito" style:font-adornments="Regular" style:font-family-generic="swiss" style:font-pitch="variable"/>
    <style:font-face style:name="Noto Sans" svg:font-family="'Noto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Noto Sans" fo:font-family="'Noto Sans'" style:font-style-name="Standard" style:font-family-generic="swiss" style:font-pitch="variable" fo:font-size="11pt"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Noto Sans" fo:font-family="'Noto Sans'" style:font-style-name="Standard"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itle>ViraquchaUML</text:title><text:s/>- <text:subject>Datenmodell</text:subject></text:p>
      </style:header>
      <loext:header-first>
        <text:p text:style-name="MP1"/>
      </loext:header-first>
      <style:footer>
        <text:p text:style-name="MP2"><text:tab/><text:tab/><text:page-number text:select-page="current">11</text:page-number></text:p>
      </style:footer>
      <style:footer-left>
        <text:p text:style-name="MP3"><text:page-number text:select-page="current">12</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29T09:50:04.138000000</meta:creation-date>
    <dc:title>ViraquchaUML</dc:title>
    <meta:generator>LibreOffice/6.4.7.2$Linux_X86_64 LibreOffice_project/40$Build-2</meta:generator>
    <meta:editing-duration>PT15H41M14S</meta:editing-duration>
    <meta:editing-cycles>82</meta:editing-cycles>
    <dc:subject>Datenmodell</dc:subject>
    <meta:initial-creator>Carsten Huber</meta:initial-creator>
    <dc:date>2022-03-17T15:28:07.043413084</dc:date>
    <dc:description>Projektdokumentation für das Datenmodell von ViraquchaUML.</dc:description>
    <dc:creator>Carsten Huber</dc:creator>
    <meta:document-statistic meta:table-count="5" meta:image-count="0" meta:object-count="0" meta:page-count="12" meta:paragraph-count="154" meta:word-count="1734" meta:character-count="13555" meta:non-whitespace-character-count="11886"/>
    <meta:template xlink:type="simple" xlink:actuate="onRequest" xlink:title="Projektdokumentation" xlink:href="../../../../../../../C:/Users/Carsten/AppData/Roaming/LibreOffice/4/user/template/projektdokumentation.ott" meta:date="2019-01-29T09:50:03.367000000"/>
  </office:meta>
</office:document-meta>
</file>